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t" fo:country="BR" officeooo:paragraph-rsid="001c0a13"/>
    </style:style>
    <style:style style:name="P2" style:family="paragraph" style:parent-style-name="Standard">
      <style:text-properties fo:language="pt" fo:country="BR" officeooo:rsid="001c0a13" officeooo:paragraph-rsid="001c0a13"/>
    </style:style>
    <style:style style:name="T1" style:family="text">
      <style:text-properties officeooo:rsid="001c0a13"/>
    </style:style>
    <style:style style:name="T2" style:family="text">
      <style:text-properties fo:language="pt" fo:country="BR" officeooo:rsid="001c0a13" style:font-size-asian="10.5pt"/>
    </style:style>
    <style:style style:name="T3" style:family="text">
      <style:text-properties officeooo:rsid="001c0a13"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3">Esse</text:span><text:span text:style-name="T1"> trabalho tem como objetivo analisar a qualidade do produto e do serviço prestado pela empresa terceirizada, mostrando como o uso de metodologias ágeis e do lean no vínculo contratual pode influenciar no resultado final. </text:span></text:p>
      <text:p text:style-name="P2">Será realizado um estudo de caso da gestão contratual entre um órgao público e a empresa contratada, com o intuito de estudar a influência da metodologia ágil no processo de desenvolvimento de software sobre o resultado final no que diz respeito aos efeitos sobre a entrega de ordens de serviço, sobre a satisfação do cliente e sobre a qualidade interna do código fonte. Procurando assim adaptar e refinar (validar) o protocolo e metodologia propostas para o referente tema por Aline Gonçalves dos Santos.</text:p>
      <text:p text:style-name="P2">A análise da qualidade do produto desenvolvido pela fábrica de software terceirizada será realizada através da extracão de métricas do código fonte desenvolvido pela empresa contratada, que visam medir sua qualidade, como exigido pela norma IN 04/2010. A partir das métricas extraídas, é utilizada uma relacão entre elas e conceitos de cenários de limpeza já definidos. Embora seja possível extrair métricas de código fonte com facilidade através de ferramentas como analizo e sonar, a decisão sobre o que fazer com os dados extraídos ainda esbarra na dificuldade relacionada à visualizacão dos dados sobre as métricas. Para atender esse problema, será utilizada nesse TCC a solucão proposta por Rêgo em seu trabalho de conclusão de curso: Um ambiente de Data Wharehouse que armazena de maneira multidimensional as métricas de código, com o objetivo de encontrar cenários de limpeza no código fonte de forma mais rápida e automatiz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9:45:39.430255448</meta:creation-date>
    <dc:date>2014-09-05T19:51:46.026983920</dc:date>
    <meta:editing-duration>P0D</meta:editing-duration>
    <meta:editing-cycles>3</meta:editing-cycles>
    <meta:generator>LibreOffice/4.2.4.2$Linux_X86_64 LibreOffice_project/420m0$Build-2</meta:generator>
    <meta:document-statistic meta:table-count="0" meta:image-count="0" meta:object-count="0" meta:page-count="1" meta:paragraph-count="3" meta:word-count="264" meta:character-count="1666" meta:non-whitespace-character-count="1403"/>
  </office:meta>
</office:document-meta>
</file>